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ans-serif"/>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1pt solid #000000"/>
    </style:style>
    <style:style style:name="Table1.A2" style:family="table-cell">
      <style:table-cell-properties fo:padding="0.097cm" fo:border-left="1pt solid #000000" fo:border-right="1pt solid #000000" fo:border-top="none" fo:border-bottom="1pt solid #000000"/>
    </style:style>
    <style:style style:name="Table1.A5" style:family="table-cell">
      <style:table-cell-properties fo:padding="0.097cm" fo:border-left="1pt solid #000000" fo:border-right="1pt solid #000000" fo:border-top="1pt solid #000000" fo:border-bottom="none"/>
    </style:style>
    <style:style style:name="Table1.A6" style:family="table-cell">
      <style:table-cell-properties fo:padding="0.097cm" fo:border-left="1pt solid #000000" fo:border-right="none" fo:border-top="none" fo:border-bottom="1pt solid #000000"/>
    </style:style>
    <style:style style:name="Table1.B6" style:family="table-cell">
      <style:table-cell-properties fo:padding="0.097cm" fo:border-left="none" fo:border-right="1pt solid #000000" fo:border-top="none" fo:border-bottom="1pt solid #000000"/>
    </style:style>
    <style:style style:name="Table1.A9"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163faa" officeooo:paragraph-rsid="00163faa"/>
    </style:style>
    <style:style style:name="P2" style:family="paragraph" style:parent-style-name="Text_20_body">
      <style:text-properties officeooo:rsid="00163faa" officeooo:paragraph-rsid="00163faa"/>
    </style:style>
    <style:style style:name="P3" style:family="paragraph" style:parent-style-name="Table_20_Contents">
      <style:paragraph-properties fo:text-align="center" style:justify-single-word="false"/>
      <style:text-properties officeooo:rsid="00163faa" officeooo:paragraph-rsid="00163faa"/>
    </style:style>
    <style:style style:name="P4" style:family="paragraph" style:parent-style-name="Table_20_Contents">
      <style:text-properties officeooo:rsid="0017c4c2" officeooo:paragraph-rsid="0017c4c2"/>
    </style:style>
    <style:style style:name="P5" style:family="paragraph" style:parent-style-name="Text_20_body">
      <style:text-properties officeooo:paragraph-rsid="001bde19"/>
    </style:style>
    <style:style style:name="P6" style:family="paragraph" style:parent-style-name="Table_20_Contents">
      <style:text-properties style:text-underline-style="solid" style:text-underline-width="auto" style:text-underline-color="font-color" officeooo:rsid="00287c1c" officeooo:paragraph-rsid="00287c1c"/>
    </style:style>
    <style:style style:name="P7" style:family="paragraph" style:parent-style-name="Table_20_Contents">
      <style:text-properties style:text-underline-style="solid" style:text-underline-width="auto" style:text-underline-color="font-color" officeooo:rsid="00287c1c" officeooo:paragraph-rsid="0017c4c2"/>
    </style:style>
    <style:style style:name="P8" style:family="paragraph" style:parent-style-name="Table_20_Contents">
      <style:text-properties officeooo:rsid="0029b621" officeooo:paragraph-rsid="0029b621"/>
    </style:style>
    <style:style style:name="P9" style:family="paragraph" style:parent-style-name="Table_20_Contents">
      <style:text-properties officeooo:rsid="0029b621" officeooo:paragraph-rsid="002fc80f"/>
    </style:style>
    <style:style style:name="P10" style:family="paragraph" style:parent-style-name="Table_20_Contents">
      <style:text-properties officeooo:rsid="002de206" officeooo:paragraph-rsid="002de206"/>
    </style:style>
    <style:style style:name="P11" style:family="paragraph" style:parent-style-name="Table_20_Contents">
      <style:text-properties fo:font-weight="bold" officeooo:rsid="00163faa" officeooo:paragraph-rsid="00163faa" style:font-weight-asian="bold" style:font-weight-complex="bold"/>
    </style:style>
    <style:style style:name="P12" style:family="paragraph" style:parent-style-name="Table_20_Contents">
      <style:text-properties fo:font-weight="bold" officeooo:rsid="0017c46c" officeooo:paragraph-rsid="0017c46c" style:font-weight-asian="bold" style:font-weight-complex="bold"/>
    </style:style>
    <style:style style:name="P13" style:family="paragraph" style:parent-style-name="Table_20_Contents">
      <style:text-properties fo:font-weight="bold" officeooo:rsid="002fc80f" officeooo:paragraph-rsid="002fc80f" style:font-weight-asian="bold" style:font-weight-complex="bold"/>
    </style:style>
    <style:style style:name="P14" style:family="paragraph" style:parent-style-name="Table_20_Contents">
      <style:text-properties officeooo:rsid="002fc80f" officeooo:paragraph-rsid="002fc80f"/>
    </style:style>
    <style:style style:name="P15" style:family="paragraph" style:parent-style-name="Table_20_Contents">
      <style:text-properties officeooo:rsid="0017c46c" officeooo:paragraph-rsid="0017c46c"/>
    </style:style>
    <style:style style:name="P16" style:family="paragraph" style:parent-style-name="Table_20_Contents">
      <style:text-properties officeooo:rsid="0023fe80" officeooo:paragraph-rsid="0023fe80"/>
    </style:style>
    <style:style style:name="P1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8" style:family="paragraph" style:parent-style-name="Text_20_body">
      <style:paragraph-properties fo:text-align="center" style:justify-single-word="false"/>
      <style:text-properties fo:font-variant="normal" fo:text-transform="none" fo:color="#000000" loext:opacity="100%" style:text-line-through-style="none" style:text-line-through-type="none" style:font-name="Arial" fo:font-size="11pt" fo:font-style="normal" style:text-underline-style="none" fo:font-weight="bold" officeooo:rsid="0017c4c2" officeooo:paragraph-rsid="0017c4c2" style:text-blinking="false" fo:background-color="transparent" style:font-weight-asian="bold" style:font-weight-complex="bold"/>
    </style:style>
    <style:style style:name="P19" style:family="paragraph" style:parent-style-name="Text_20_body">
      <style:paragraph-properties fo:margin-top="0cm" fo:margin-bottom="0cm" style:contextual-spacing="false" fo:line-height="138%" style:writing-mode="lr-tb"/>
      <style:text-properties fo:font-variant="normal" fo:text-transform="none" style:use-window-font-color="true" loext:opacity="0%" style:text-line-through-style="none" style:text-line-through-type="none" style:font-name="Arial" fo:font-size="11pt" fo:font-style="normal" style:text-underline-style="none" fo:font-weight="normal" style:text-blinking="false" fo:background-color="transparent"/>
    </style:style>
    <style:style style:name="P20" style:family="paragraph" style:parent-style-name="Text_20_body">
      <style:text-properties fo:font-weight="normal"/>
    </style:style>
    <style:style style:name="P21" style:family="paragraph" style:parent-style-name="Text_20_body">
      <style:paragraph-properties fo:margin-top="0cm" fo:margin-bottom="0cm" style:contextual-spacing="false" fo:line-height="138%" style:writing-mode="lr-tb"/>
      <style:text-properties fo:font-weight="normal"/>
    </style:style>
    <style:style style:name="P22" style:family="paragraph" style:parent-style-name="Text_20_body">
      <style:text-properties style:use-window-font-color="true" loext:opacity="0%"/>
    </style:style>
    <style:style style:name="P23" style:family="paragraph" style:parent-style-name="Text_20_body">
      <style:paragraph-properties fo:margin-top="0cm" fo:margin-bottom="0cm" style:contextual-spacing="false" fo:line-height="138%" style:writing-mode="lr-tb"/>
      <style:text-properties style:use-window-font-color="true" loext:opacity="0%" fo:font-weight="normal"/>
    </style:style>
    <style:style style:name="P24" style:family="paragraph" style:parent-style-name="Text_20_body">
      <style:paragraph-properties fo:margin-top="0cm" fo:margin-bottom="0cm" style:contextual-spacing="false" fo:line-height="138%" style:writing-mode="lr-tb"/>
      <style:text-properties style:use-window-font-color="true" loext:opacity="0%" fo:font-weight="normal" officeooo:paragraph-rsid="0032cd80"/>
    </style:style>
    <style:style style:name="P25" style:family="paragraph" style:parent-style-name="Text_20_body">
      <style:text-properties style:use-window-font-color="true" loext:opacity="0%" fo:font-weight="normal"/>
    </style:style>
    <style:style style:name="P26" style:family="paragraph" style:parent-style-name="Text_20_body">
      <style:paragraph-properties fo:text-align="center" style:justify-single-word="false"/>
      <style:text-properties style:use-window-font-color="true" loext:opacity="0%" officeooo:paragraph-rsid="0017c4c2"/>
    </style:style>
    <style:style style:name="P27" style:family="paragraph" style:parent-style-name="Text_20_body">
      <style:paragraph-properties fo:margin-top="0cm" fo:margin-bottom="0cm" style:contextual-spacing="false" fo:line-height="138%" style:writing-mode="lr-tb"/>
      <style:text-properties style:use-window-font-color="true" loext:opacity="0%"/>
    </style:style>
    <style:style style:name="P28" style:family="paragraph" style:parent-style-name="Text_20_body">
      <style:paragraph-properties fo:margin-top="0cm" fo:margin-bottom="0cm" style:contextual-spacing="false" fo:line-height="138%" style:writing-mode="lr-tb"/>
    </style:style>
    <style:style style:name="T1" style:family="text">
      <style:text-properties officeooo:rsid="00163faa"/>
    </style:style>
    <style:style style:name="T2" style:family="text">
      <style:text-properties officeooo:rsid="001cbd5c"/>
    </style:style>
    <style:style style:name="T3" style:family="text">
      <style:text-properties officeooo:rsid="001f7851"/>
    </style:style>
    <style:style style:name="T4" style:family="text">
      <style:text-properties officeooo:rsid="00213d48"/>
    </style:style>
    <style:style style:name="T5" style:family="text">
      <style:text-properties officeooo:rsid="002ad00d"/>
    </style:style>
    <style:style style:name="T6" style:family="text">
      <style:text-properties officeooo:rsid="002fc80f"/>
    </style:style>
    <style:style style:name="T7" style:family="text">
      <style:text-properties fo:font-weight="bold" style:font-weight-asian="bold" style:font-weight-complex="bold"/>
    </style:style>
    <style:style style:name="T8" style:family="text">
      <style:text-properties fo:font-weight="bold" officeooo:rsid="00163faa" style:font-weight-asian="bold" style:font-weight-complex="bold"/>
    </style:style>
    <style:style style:name="T9" style:family="text">
      <style:text-properties fo:font-weight="bold" officeooo:rsid="002fc80f" style:font-weight-asian="bold" style:font-weight-complex="bold"/>
    </style:style>
    <style:style style:name="T10" style:family="text">
      <style:text-properties fo:font-variant="normal" fo:text-transform="none" fo:color="#ff0000" loext:opacity="100%" style:text-line-through-style="none" style:text-line-through-type="none" style:font-name="Arial" fo:font-size="11pt" fo:font-style="normal" style:text-underline-style="none" style:text-blinking="false" fo:background-color="transparent" loext:char-shading-value="0"/>
    </style:style>
    <style:style style:name="T11" style:family="text">
      <style:text-properties fo:font-variant="normal" fo:text-transform="none" fo:color="#ff0000" loext:opacity="100%" style:text-line-through-style="none" style:text-line-through-type="none" style:font-name="Arial" fo:font-size="11pt" fo:font-style="normal" style:text-underline-style="none" fo:font-weight="bold" style:text-blinking="false" fo:background-color="transparent" loext:char-shading-value="0"/>
    </style:style>
    <style:style style:name="T12" style:family="text">
      <style:text-properties fo:font-variant="normal" fo:text-transform="none" fo:color="#ff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13" style:family="text">
      <style:text-properties fo:font-variant="normal" fo:text-transform="none" fo:color="#ff0000" loext:opacity="100%" style:text-line-through-style="none" style:text-line-through-type="none" style:text-underline-style="none" style:text-blinking="false" fo:background-color="transparent" loext:char-shading-value="0"/>
    </style:style>
    <style:style style:name="T14" style:family="text">
      <style:text-properties fo:font-variant="normal" fo:text-transform="none" fo:color="#000000" loext:opacity="100%" style:text-line-through-style="none" style:text-line-through-type="none" style:font-name="Arial" fo:font-size="11pt" fo:font-style="normal" style:text-underline-style="none" style:text-blinking="false" fo:background-color="transparent" loext:char-shading-value="0"/>
    </style:style>
    <style:style style:name="T15" style:family="text">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loext:char-shading-value="0"/>
    </style:style>
    <style:style style:name="T16"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17"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18"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19" style:family="text">
      <style:text-properties fo:font-variant="normal" fo:text-transform="none" fo:color="#000000" loext:opacity="100%" style:font-name="Arial" fo:font-size="11pt" fo:font-style="normal" style:text-underline-style="solid" style:text-underline-width="auto" style:text-underline-color="font-color" fo:font-weight="bold" fo:background-color="transparent" loext:char-shading-value="0"/>
    </style:style>
    <style:style style:name="T20" style:family="text">
      <style:text-properties fo:font-variant="normal" fo:text-transform="none" style:text-line-through-style="none" style:text-line-through-type="none" style:font-name="Arial" fo:font-size="11pt" fo:font-style="normal" style:text-underline-style="none" fo:font-weight="bold" style:text-blinking="false" fo:background-color="transparent" loext:char-shading-value="0"/>
    </style:style>
    <style:style style:name="T21" style:family="text">
      <style:text-properties fo:font-variant="normal" fo:text-transform="none" style:text-line-through-style="none" style:text-line-through-type="none" style:font-name="Arial" fo:font-size="11pt" fo:font-style="normal" style:text-underline-style="none" fo:font-weight="bold" officeooo:rsid="0017c4c2" style:text-blinking="false" fo:background-color="transparent" loext:char-shading-value="0"/>
    </style:style>
    <style:style style:name="T22" style:family="text">
      <style:text-properties fo:font-variant="normal" fo:text-transform="none" style:text-line-through-style="none" style:text-line-through-type="none" style:font-name="Arial" fo:font-size="11pt" fo:font-style="normal" style:text-underline-style="none" style:text-blinking="false" fo:background-color="transparent" loext:char-shading-value="0"/>
    </style:style>
    <style:style style:name="T23" style:family="text">
      <style:text-properties fo:font-variant="normal" fo:text-transform="none" style:text-line-through-style="none" style:text-line-through-type="none" style:font-name="Arial" fo:font-size="11pt" fo:font-style="normal" style:text-underline-style="none" fo:font-weight="normal" style:text-blinking="false" fo:background-color="transparent" loext:char-shading-value="0"/>
    </style:style>
    <style:style style:name="T24" style:family="text">
      <style:text-properties fo:font-variant="normal" fo:text-transform="none" style:text-line-through-style="none" style:text-line-through-type="none" style:text-underline-style="none" style:text-blinking="false" fo:background-color="transparent" loext:char-shading-value="0"/>
    </style:style>
    <style:style style:name="T25" style:family="text">
      <style:text-properties fo:font-variant="normal" fo:text-transform="none" style:font-name="Arial" fo:font-size="11pt" fo:font-style="normal" style:text-underline-style="solid" style:text-underline-width="auto" style:text-underline-color="font-color" fo:font-weight="bold" fo:background-color="transparent" loext:char-shading-value="0"/>
    </style:style>
    <style:style style:name="T26" style:family="text">
      <style:text-properties fo:font-weight="normal"/>
    </style:style>
    <style:style style:name="T27" style:family="text">
      <style:text-properties officeooo:rsid="0032cd8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énom/Nom des étudiants :</text:p>
      <text:p text:style-name="Text_20_body"/>
      <text:p text:style-name="P5"/>
      <text:p text:style-name="Text_20_body">G<text:span text:style-name="T1">roupe de TP : </text:span></text:p>
      <table:table table:name="Table1" table:style-name="Table1">
        <table:table-column table:style-name="Table1.A"/>
        <table:table-column table:style-name="Table1.B"/>
        <table:table-row>
          <table:table-cell table:style-name="Table1.A1" table:number-columns-spanned="2" office:value-type="string">
            <text:p text:style-name="P3">Fiche d’identité de l’application</text:p>
          </table:table-cell>
          <table:covered-table-cell/>
        </table:table-row>
        <table:table-row>
          <table:table-cell table:style-name="Table1.A2" table:number-columns-spanned="2" office:value-type="string">
            <text:p text:style-name="P1">Nom : <text:span text:style-name="T3">SkyBeats</text:span></text:p>
          </table:table-cell>
          <table:covered-table-cell/>
        </table:table-row>
        <table:table-row>
          <table:table-cell table:style-name="Table1.A2" table:number-columns-spanned="2" office:value-type="string">
            <text:p text:style-name="P1"><text:span text:style-name="T7">Description </text:span>: <text:span text:style-name="T6">Et si la météo guidait la bande-son de votre journée ? Skybeats est une application de recommandation musicale intelligente associant météo locale et préférences personnelles pour vous proposer, chaque jour, les morceaux idéaux adaptés à votre état d’esprit et aux conditions climatiques. Pluie, soleil, ou ciel couvert : SkyBeats transformera le temps qu’il fait en une expérience musicale sur mesure et renouvellera votre manière de découvrir de la musique.</text:span></text:p>
            <text:p text:style-name="P1"/>
          </table:table-cell>
          <table:covered-table-cell/>
        </table:table-row>
        <table:table-row>
          <table:table-cell table:style-name="Table1.A2" table:number-columns-spanned="2" office:value-type="string">
            <text:p text:style-name="P1"><text:span text:style-name="T7">Public cible précis </text:span>: <text:span text:style-name="T4">Audiophile de tout age, </text:span><text:span text:style-name="T6">utilisateurs souhaitant découvrir de nouvelles musiques sans effort, personnes indécises face au choix de musique, utilisateurs de plateformes de streaming (Spotify, Youtube Music..), étudiants et actifs à la recherche d’une expérience simple rapide et personnalisée.</text:span></text:p>
            <text:p text:style-name="P1"/>
            <text:p text:style-name="P1"/>
          </table:table-cell>
          <table:covered-table-cell/>
        </table:table-row>
        <table:table-row>
          <table:table-cell table:style-name="Table1.A5" table:number-columns-spanned="2" office:value-type="string">
            <text:p text:style-name="Table_20_Contents"><text:span text:style-name="T7">F</text:span><text:span text:style-name="T8">onctionnalités de l’application</text:span><text:span text:style-name="T1"> :</text:span></text:p>
            <text:p text:style-name="Table_20_Contents"/>
            <text:p text:style-name="Table_20_Contents"/>
          </table:table-cell>
          <table:covered-table-cell/>
        </table:table-row>
        <table:table-row>
          <table:table-cell table:style-name="Table1.A6" office:value-type="string">
            <text:p text:style-name="P11">Côté utilisateur final</text:p>
            <text:p text:style-name="P1"/>
            <text:p text:style-name="P1">- <text:span text:style-name="T6">Affichage de la météo du jour en fonction de la géolocalisation du l’utilisateur</text:span></text:p>
            <text:p text:style-name="P1">- <text:span text:style-name="T6">Recommandation de musiques/album/playlists adaptées à la météo actuelle</text:span></text:p>
            <text:p text:style-name="P1">- <text:span text:style-name="T6">Personnalisation de l’expérience : localisation, préférences musicales (genres, ambiances), plateforme de streaming favorite (Spotify, Youtube Music)</text:span></text:p>
            <text:p text:style-name="P1">- <text:span text:style-name="T6">Mode « Surprise » : l’application choisit automatiquement une musique parmi les recommandations</text:span></text:p>
            <text:p text:style-name="P1">- <text:span text:style-name="T6">Ajout direct des musiques ou playlists sur les plateformes de streaming connectées</text:span></text:p>
            <text:p text:style-name="P1">- <text:span text:style-name="T6">Création et connexion à un compte utilisateur</text:span></text:p>
            <text:p text:style-name="P1">- <text:span text:style-name="T6">Réception quotidienne de la playlist du jour par e-mail.</text:span></text:p>
            <text:p text:style-name="P1"/>
            <text:p text:style-name="P1"/>
            <text:p text:style-name="P1"/>
            <text:p text:style-name="P1"/>
            <text:p text:style-name="P1"/>
            <text:p text:style-name="P1"/>
            <text:p text:style-name="P1"/>
          </table:table-cell>
          <table:table-cell table:style-name="Table1.B6" office:value-type="string">
            <text:p text:style-name="P11">Côté administrateur </text:p>
            <text:p text:style-name="P1"/>
            <text:p text:style-name="P1">- <text:span text:style-name="T6">Accès à un tableau de bord de statistiques : nombre d’utilisateurs hebdomadaires par zone géographique, nombre de musiques proposées, top 50 des musiques les plus écoutées, préférences musicales selon les conditions climatiques, évolution hebdomadaire de la météo par zone</text:span></text:p>
            <text:p text:style-name="P1">- <text:span text:style-name="T6">Analyse des tendances pour améliorer les recommandations et l’expérience utilisateur</text:span></text:p>
            <text:p text:style-name="P1"/>
          </table:table-cell>
        </table:table-row>
        <text:soft-page-break/>
        <table:table-row>
          <table:table-cell table:style-name="Table1.A2" table:number-columns-spanned="2" office:value-type="string">
            <text:p text:style-name="P12">Techniques de recueil<text:span text:style-name="T2"> des besoins utilisateurs </text:span>:</text:p>
            <text:p text:style-name="P15"/>
            <text:p text:style-name="P14">- Questionnaires lors de l’inscription (préférences musicales, plateformes utilisées)</text:p>
            <text:p text:style-name="P14">- Analyse des choix et interactions des utilisateurs avec les recommandations</text:p>
            <text:p text:style-name="P14">- Données de géolocalisation (avec consentement)</text:p>
            <text:p text:style-name="P14">- Statistiques d’écoute et d’ajout aux plateformes musicales</text:p>
            <text:p text:style-name="P14">- Retours utilisateurs (notes, feedback)</text:p>
          </table:table-cell>
          <table:covered-table-cell/>
        </table:table-row>
        <table:table-row>
          <table:table-cell table:style-name="Table1.A6" office:value-type="string">
            <text:p text:style-name="P26"><text:bookmark text:name="docs-internal-guid-24e90ba3-7fff-b22a-cc5d-f3f30e4b578c"/><text:span text:style-name="T21">Persona 1 :</text:span></text:p>
            <text:p text:style-name="P24"><text:span text:style-name="T20">Nom</text:span><text:span text:style-name="T24"> </text:span><text:span text:style-name="T22">: Gartin Dubois</text:span></text:p>
            <text:p text:style-name="P24"><text:span text:style-name="T20">Âge </text:span><text:span text:style-name="T22">: 20 ans</text:span></text:p>
            <text:p text:style-name="P24"><text:span text:style-name="T22"/></text:p>
            <text:p text:style-name="P23"><text:span text:style-name="T20">Situation :</text:span><text:span text:style-name="T24"> </text:span><text:span text:style-name="T22">Étudiant en faculté de sciences, habite en banlieue parisienne</text:span></text:p>
            <text:p text:style-name="P27"><text:span text:style-name="T20"/></text:p>
            <text:p text:style-name="P27"><text:span text:style-name="T20">Profil :</text:span></text:p>
            <text:p text:style-name="P23"><text:span text:style-name="T22">- </text:span><text:span text:style-name="T20">Bio </text:span><text:span text:style-name="T22">: Gartin est un "oiseau de nuit", optimisant son temps de sommeil au maximum. Le matin, c’est la course. Il vit avec ses écouteurs vissés sur les oreilles (transports, révisions, marche).</text:span></text:p>
            <text:p text:style-name="P23"><text:span text:style-name="T22">- </text:span><text:span text:style-name="T20">Traits de caractère </text:span><text:span text:style-name="T22">: Tête en l’air, discret, "Geek" (très à l’aise avec la tech), impatient (veut que ça marche tout de suite plutôt que de chercher).</text:span></text:p>
            <text:p text:style-name="P23"><text:span text:style-name="T22">- </text:span><text:span text:style-name="T20">Passions </text:span><text:span text:style-name="T22">: échecs (aime la logique), audiophile (exigeant sur la qualité du son).</text:span></text:p>
            <text:p text:style-name="P27"><text:span text:style-name="T20"/></text:p>
            <text:p text:style-name="P27"><text:span text:style-name="T20">Ses buts :</text:span></text:p>
            <text:p text:style-name="P23"><text:span text:style-name="T22">- </text:span><text:span text:style-name="T20">Gagner du temps le matin </text:span><text:span text:style-name="T22">: ne pas ouvrir 3 applications (météo + spotify + actualités).</text:span></text:p>
            <text:p text:style-name="P23"><text:span text:style-name="T22">-</text:span><text:span text:style-name="T24"> </text:span><text:span text:style-name="T20">Découverte passive </text:span><text:span text:style-name="T22">: veut écouter de nouvelles choses sans passer 15 minutes à chercher la musique idéale selon l’ambiance.</text:span></text:p>
            <text:p text:style-name="P23"><text:span text:style-name="T22">- </text:span><text:span text:style-name="T20">Utilité immédiate</text:span><text:span text:style-name="T24"> </text:span><text:span text:style-name="T22">: savoir s’il pleut pour prendre son parapluie avant de courir au Tramway.</text:span></text:p>
            <text:p text:style-name="P27"><text:span text:style-name="T20"/></text:p>
            <text:p text:style-name="P27"><text:span text:style-name="T20">Ses frustrations </text:span><text:span text:style-name="T23">: </text:span></text:p>
            <text:p text:style-name="P19">- La "Paralysis of Choice" -&gt; trop de choix tue le choix sur Spotify (par exemple).</text:p>
            <text:p text:style-name="P19">- Les interfaces lentes ou chargées de publicités.</text:p>
            <text:p text:style-name="P19">- Arriver trempé en cours parce qu’il n’a pas <text:soft-page-break/>regardé la météo.</text:p>
            <text:p text:style-name="P25"><text:span text:style-name="T25"/></text:p>
            <text:p text:style-name="P25"><text:span text:style-name="T25">Scénario d’usage:</text:span></text:p>
            <text:p text:style-name="P22"><text:span text:style-name="T23">Le réveil sonne à 7h45 pour un départ à 8h00. Gartin se lève péniblement. Tout en se brossant les dents, il ouvre </text:span><text:span text:style-name="T20">SkyBeats </text:span><text:span text:style-name="T23">sur son portable. En un coup d'œil, il voit l'icône “Pluie” et 12°C. Il prend donc un manteau adapté, et l’appli lui propose simultanément une playlist  "Rainy Jazz &amp; Lofi". Il met ses écouteurs, appuie sur le bouton Play, et sort de chez lui. En 10 secondes, Gartin s’est assuré de commencer la journée de manière optimale.</text:span> </text:p>
            <text:p text:style-name="P4"/>
            <text:p text:style-name="P4"/>
            <text:p text:style-name="P4"/>
            <text:p text:style-name="P4"/>
            <text:p text:style-name="P4"/>
            <text:p text:style-name="P4"/>
            <text:p text:style-name="P4"/>
            <text:p text:style-name="P4"/>
          </table:table-cell>
          <table:table-cell table:style-name="Table1.A2" office:value-type="string">
            <text:p text:style-name="P18"><text:span text:style-name="T27">P</text:span>ersona 2 :</text:p>
            <text:p text:style-name="P21"><text:span text:style-name="T15">Nom </text:span><text:span text:style-name="T14">: Nathan Debor</text:span></text:p>
            <text:p text:style-name="P28"><text:span text:style-name="T15">Âge</text:span><text:span text:style-name="T18"> </text:span><text:span text:style-name="T16">: 67 ans</text:span></text:p>
            <text:p text:style-name="P28"><text:span text:style-name="T16"/></text:p>
            <text:p text:style-name="P28"><text:span text:style-name="T15">Situation</text:span><text:span text:style-name="T18"> </text:span><text:span text:style-name="T16">: Jeune retraité à la campagne (maison avec jardin). </text:span></text:p>
            <text:p text:style-name="P28"><text:span text:style-name="T15"/></text:p>
            <text:p text:style-name="P28"><text:span text:style-name="T15">Profil</text:span><text:span text:style-name="T18"> </text:span><text:span text:style-name="T16">:</text:span></text:p>
            <text:p text:style-name="P21"><text:span text:style-name="T14">- </text:span><text:span text:style-name="T15">Bio : </text:span><text:span text:style-name="T14">Ancien musicien amateur (bassiste dans un groupe de rock dans les années 60/70). Il a une grande culture musicale mais se sent dépassé par le streaming moderne. Il utilise une tablette plutôt qu’un smartphone car l’écran est plus grand. </text:span></text:p>
            <text:p text:style-name="P21"><text:span text:style-name="T14">- </text:span><text:span text:style-name="T15">Niveau tech : </text:span><text:span text:style-name="T14">Moyen/bas. Il sait aller sur Internet, mais il déteste les petits boutons, les menus cachés et les comptes à connecter partout.</text:span></text:p>
            <text:p text:style-name="P21"><text:span text:style-name="T15">- Motivation </text:span><text:span text:style-name="T14">: Il passe beaucoup de temps au jardin ou à lire dans sa véranda. Il veut une "ambiance" sonore qui accompagne ses activités.</text:span></text:p>
            <text:p text:style-name="P28"><text:span text:style-name="T15"/></text:p>
            <text:p text:style-name="P28"><text:span text:style-name="T15">Ses buts : </text:span></text:p>
            <text:p text:style-name="P21"><text:span text:style-name="T14">- </text:span><text:span text:style-name="T15">Simplicité d’accès</text:span><text:span text:style-name="T17"> </text:span><text:span text:style-name="T14">: Veut écouter de la musique sans taper de nom d’artiste précis.</text:span><text:span text:style-name="T17"> </text:span><text:span text:style-name="T14">- - </text:span><text:span text:style-name="T15">Lien avec son activité</text:span><text:span text:style-name="T17"> </text:span><text:span text:style-name="T14">: La météo dicte sa journée (Jardinage si soleil, lecture/mots, croisés si pluie).</text:span></text:p>
            <text:p text:style-name="P21"><text:span text:style-name="T15">- Qualité nostalgique : </text:span><text:span text:style-name="T14">Espère que l’algorithme ne lui mettra pas de "bruit moderne" (rap/techno) mais plutôt du Rock classique ou du Blues selon l’humeur.</text:span></text:p>
            <text:p text:style-name="Text_20_body"/>
            <text:p text:style-name="P21"><text:soft-page-break/><text:span text:style-name="T15">Ses frustrations </text:span><text:span text:style-name="T14">: </text:span></text:p>
            <text:p text:style-name="P17">- Les textes trop petits (problème de vue, presbytie).</text:p>
            <text:p text:style-name="P17">- Les interfaces sombres ou peu contrastées (difficiles à lire en plein soleil dans le jardin).</text:p>
            <text:p text:style-name="P17">- Devoir créer des comptes ou retenir des mots de passe.</text:p>
            <text:p text:style-name="P20"><text:span text:style-name="T19"/></text:p>
            <text:p text:style-name="P20"><text:span text:style-name="T19">Scénario d’usage :</text:span></text:p>
            <text:p text:style-name="Text_20_body"><text:span text:style-name="T16">Il est 14h, Nathan vient de finir son café. Il prend sa tablette pour voir s’il peut aller tondre la pelouse. Il lance </text:span><text:span text:style-name="T15">SkyBeats. </text:span><text:span text:style-name="T16">L’interface affiche un grand soleil : parfait pour le jardinage. L’appli lui suggère une playlist "Sunny Rock 70s". Nathan sourit dès qu’il entend les premières notes d’un morceau de Creedence Clearwater Revival. ll pose la tablette sur la table de jardin, monte le son, et part s’occuper du jardin. Il apprécie n’avoir eu qu’à cliquer sur un gros bouton bien visible.</text:span> </text:p>
          </table:table-cell>
        </table:table-row>
        <table:table-row>
          <table:table-cell table:style-name="Table1.A9" table:number-columns-spanned="2" office:value-type="string">
            <text:p text:style-name="P4">Enchaînement des écrans de l’application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cell>
          <table:covered-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ans-serif"/>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16T17:31:23.799487787</meta:creation-date>
    <dc:date>2026-02-13T10:40:49.172000000</dc:date>
    <meta:editing-duration>PT10H17M53S</meta:editing-duration>
    <meta:editing-cycles>21</meta:editing-cycles>
    <meta:generator>LibreOffice/7.5.3.2$Windows_X86_64 LibreOffice_project/9f56dff12ba03b9acd7730a5a481eea045e468f3</meta:generator>
    <meta:document-statistic meta:table-count="1" meta:image-count="0" meta:object-count="0" meta:page-count="3" meta:paragraph-count="60" meta:word-count="906" meta:character-count="5592" meta:non-whitespace-character-count="4736"/>
  </office:meta>
</office:document-meta>
</file>